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First_20_Page">
      <style:table-properties style:width="16.404cm" fo:margin-top="0cm" fo:margin-bottom="0cm" style:page-number="auto" table:align="right" style:writing-mode="lr-tb"/>
    </style:style>
    <style:style style:name="Tableau1.A" style:family="table-column">
      <style:table-column-properties style:column-width="16.404cm"/>
    </style:style>
    <style:style style:name="Tableau1.1" style:family="table-row">
      <style:table-row-properties style:row-height="3.175cm" fo:keep-together="auto"/>
    </style:style>
    <style:style style:name="Tableau1.A1" style:family="table-cell">
      <style:table-cell-properties fo:padding="0cm" fo:border="none" style:writing-mode="lr-tb"/>
    </style:style>
    <style:style style:name="Tableau1.2" style:family="table-row">
      <style:table-row-properties style:row-height="0.508cm" fo:keep-together="auto"/>
    </style:style>
    <style:style style:name="Tableau1.3" style:family="table-row">
      <style:table-row-properties style:min-row-height="0.903cm" fo:keep-together="auto"/>
    </style:style>
    <style:style style:name="Tableau1.A3" style:family="table-cell">
      <style:table-cell-properties fo:padding-left="0cm" fo:padding-right="0cm" fo:padding-top="0cm" fo:padding-bottom="0.203cm" fo:border="none" style:writing-mode="lr-tb"/>
    </style:style>
    <style:style style:name="Tableau1.4" style:family="table-row">
      <style:table-row-properties style:min-row-height="6.505cm" fo:keep-together="auto"/>
    </style:style>
    <style:style style:name="P1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color="#595959" loext:opacity="100%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595959" loext:opacity="100%" style:font-name="Calibri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6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fo:hyphenate="false" fo:hyphenation-remain-char-count="2" fo:hyphenation-push-char-count="2" loext:hyphenation-no-caps="false"/>
    </style:style>
    <style:style style:name="P9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cf43f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>
        <style:tab-stops>
          <style:tab-stop style:position="0.953cm"/>
          <style:tab-stop style:position="2.381cm"/>
          <style:tab-stop style:position="3.651cm"/>
          <style:tab-stop style:position="13.811cm"/>
        </style:tab-stops>
      </style:paragraph-properties>
      <style:text-properties style:font-name="Calibri Light" style:font-name-complex="Calibri Light1" fo:hyphenate="false" fo:hyphenation-remain-char-count="2" fo:hyphenation-push-char-count="2" loext:hyphenation-no-caps="false"/>
    </style:style>
    <style:style style:name="P2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0b6ea6" officeooo:paragraph-rsid="000b6ea6" style:letter-kerning="false" style:font-name-asian="Calibri1" style:font-size-asian="13pt" style:language-asian="en" style:country-asian="US" style:font-weight-asian="bold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TextRight" style:list-style-name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use-window-font-color="true" loext:opacity="0%" fo:hyphenate="false" fo:hyphenation-remain-char-count="2" fo:hyphenation-push-char-count="2" loext:hyphenation-no-caps="false"/>
    </style:style>
    <style:style style:name="P23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135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f43f" officeooo:paragraph-rsid="000cf43f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b6ea6" officeooo:paragraph-rsid="000b6ea6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officeooo:paragraph-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style:language-asian="en" style:country-asian="US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4" style:family="text">
      <style:text-properties fo:language="en" fo:country="US" style:letter-kerning="false" style:language-asian="en" style:country-asian="US" style:language-complex="ar" style:country-complex="SA"/>
    </style:style>
    <style:style style:name="T5" style:family="text">
      <style:text-properties officeooo:rsid="000cf43f" style:letter-kerning="false" style:language-asian="en" style:country-asian="US" style:language-complex="ar" style:country-complex="SA"/>
    </style:style>
    <style:style style:name="T6" style:family="text">
      <style:text-properties style:letter-kerning="false" style:font-name-asian="Calibri1" style:language-asian="en" style:country-asian="US" style:language-complex="ar" style:country-complex="SA"/>
    </style:style>
    <style:style style:name="T7" style:family="text">
      <style:text-properties officeooo:rsid="000b6ea6" style:letter-kerning="false" style:font-name-asian="Calibri1" style:language-asian="en" style:country-asian="US" style:language-complex="ar" style:country-complex="SA"/>
    </style:style>
    <style:style style:name="T8" style:family="text">
      <style:text-properties officeooo:rsid="000cf43f" style:letter-kerning="false" style:font-name-asian="Calibri1" style:language-asian="en" style:country-asian="US" style:language-complex="ar" style:country-complex="SA"/>
    </style:style>
    <style:style style:name="T9" style:family="text">
      <style:text-properties officeooo:rsid="000e66e1" style:letter-kerning="false" style:font-name-asian="Calibri1" style:language-asian="en" style:country-asian="US" style:language-complex="ar" style:country-complex="SA"/>
    </style:style>
    <style:style style:name="T10" style:family="text">
      <style:text-properties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11" style:family="text">
      <style:text-properties style:font-name="Calibri" fo:font-size="11pt" fo:language="fr" fo:country="FR" officeooo:rsid="0011e965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12" style:family="text">
      <style:text-properties style:font-name="Calibri" fo:language="fr" fo:country="FR" style:font-name-complex="Tahoma"/>
    </style:style>
    <style:style style:name="T13" style:family="text">
      <style:text-properties style:font-name="Calibri" fo:language="en" fo:country="US" style:font-name-complex="Tahoma"/>
    </style:style>
    <style:style style:name="T14" style:family="text"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size-complex="12pt" style:language-complex="ar" style:country-complex="SA"/>
    </style:style>
    <style:style style:name="T15" style:family="text">
      <style:text-properties fo:color="#404040" loext:opacity="100%" fo:font-size="10pt" fo:language="fr" fo:country="FR" fo:font-style="italic" officeooo:rsid="000b70ac" style:font-size-asian="10pt" style:font-style-asian="italic" style:font-name-complex="Tahoma" style:font-size-complex="12pt"/>
    </style:style>
    <style:style style:name="T16" style:family="text">
      <style:text-properties fo:color="#404040" loext:opacity="100%" fo:font-size="10pt" fo:language="fr" fo:country="FR" fo:font-style="italic" officeooo:rsid="000e66e1" style:font-size-asian="10pt" style:font-style-asian="italic" style:font-name-complex="Tahoma" style:font-size-complex="12pt"/>
    </style:style>
    <style:style style:name="T17" style:family="text">
      <style:text-properties fo:color="#404040" loext:opacity="100%" style:font-name="Calibri" fo:font-size="11pt" fo:language="fr" fo:country="FR" officeooo:rsid="000b6ea6" style:font-size-asian="11pt" style:font-name-complex="Times New Roman (Body CS)" style:font-size-complex="12pt"/>
    </style:style>
    <style:style style:name="T18" style:family="text">
      <style:text-properties fo:color="#404040" loext:opacity="100%" style:font-name="Calibri" fo:font-size="11pt" fo:language="fr" fo:country="FR" officeooo:rsid="000e66e1" style:font-size-asian="11pt" style:font-name-complex="Times New Roman (Body CS)" style:font-size-complex="12pt"/>
    </style:style>
    <style:style style:name="T19" style:family="text">
      <style:text-properties fo:color="#404040" loext:opacity="100%"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0" style:family="text">
      <style:text-properties fo:color="#404040" loext:opacity="100%" style:font-name="Calibri" fo:font-size="10pt" fo:language="fr" fo:country="FR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1" style:family="text">
      <style:text-properties fo:color="#404040" loext:opacity="100%" style:font-name="Calibri" fo:font-size="10pt" fo:language="fr" fo:country="FR" fo:font-style="italic" officeooo:rsid="00114bde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2" style:family="text">
      <style:text-properties fo:color="#404040" loext:opacity="100%" style:font-name="Calibri" fo:font-size="10pt" fo:language="fr" fo:country="FR" fo:font-style="italic" officeooo:rsid="000cf43f" style:font-size-asian="10pt" style:font-style-asian="italic" style:font-name-complex="Tahoma" style:font-size-complex="12pt"/>
    </style:style>
    <style:style style:name="T23" style:family="text">
      <style:text-properties fo:color="#404040" loext:opacity="100%" style:font-name="Calibri" fo:font-size="10pt" fo:language="en" fo:country="US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4" style:family="text">
      <style:text-properties fo:color="#7e314c" loext:opacity="100%" fo:font-size="11pt" fo:language="fr" fo:country="FR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5" style:family="text">
      <style:text-properties fo:color="#7e314c" loext:opacity="100%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6" style:family="text">
      <style:text-properties fo:color="#7e314c" loext:opacity="100%"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7" style:family="text">
      <style:text-properties fo:color="#7e314c" loext:opacity="100%" style:font-name="Calibri" fo:font-size="11pt" fo:language="fr" fo:country="FR" officeooo:rsid="000b70ac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8" style:family="text">
      <style:text-properties fo:color="#7e314c" loext:opacity="100%" style:font-name="Calibri" fo:font-size="11pt" fo:language="fr" fo:country="FR" officeooo: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9" style:family="text">
      <style:text-properties fo:font-size="11pt" fo:language="fr" fo:country="FR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0" style:family="text">
      <style:text-properties fo:font-size="11pt" fo:language="fr" fo:country="FR" officeooo:rsid="00083873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1" style:family="text"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2" style:family="text">
      <style:text-properties officeooo:rsid="000b6ea6"/>
    </style:style>
    <style:style style:name="T33" style:family="text">
      <style:text-properties officeooo:rsid="000cf43f"/>
    </style:style>
    <style:style style:name="T34" style:family="text">
      <style:text-properties fo:text-transform="uppercase" fo:color="#1d824c" loext:opacity="100%" style:font-name="Calibri" fo:font-size="13pt" fo:language="en" fo:country="US" fo:font-weight="bold" officeooo:rsid="000cf43f" style:letter-kerning="false" style:font-name-asian="Calibri1" style:font-size-asian="13pt" style:language-asian="en" style:country-asian="US" style:font-weight-asian="bold" style:font-name-complex="Tahoma" style:font-size-complex="13pt" style:language-complex="ar" style:country-complex="SA"/>
    </style:style>
    <style:style style:name="T35" style:family="text">
      <style:text-properties officeooo:rsid="000e66e1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Sidney </text:span><text:span text:style-name="Intense_20_Emphasis"><text:span text:style-name="T1">Congard</text:span></text:span></text:p>
            <text:p text:style-name="P1"/>
            <text:p text:style-name="P3"><text:span text:style-name="T3">sidney.congard@gmail.com · </text:span><text:a xlink:type="simple" xlink:href="https://www.linkedin.com/in/scongard" text:style-name="Internet_20_link" text:visited-style-name="Visited_20_Internet_20_Link"><text:span text:style-name="Internet_20_link"><text:span text:style-name="T3">linkedin.com/in/scongard</text:span></text:span></text:a><text:span text:style-name="T3"> · </text:span><text:a xlink:type="simple" xlink:href="https://www.github.com/dwarfobserver" text:style-name="Internet_20_link" text:visited-style-name="Visited_20_Internet_20_Link"><text:span text:style-name="Internet_20_link"><text:span text:style-name="T3">github.com/dwarfobserver</text:span></text:span></text:a></text:p>
          </table:table-cell>
        </table:table-row>
        <table:table-row table:style-name="Tableau1.2">
          <table:table-cell table:style-name="Tableau1.A1" office:value-type="string">
            <text:p text:style-name="P16"/>
          </table:table-cell>
        </table:table-row>
        <table:table-row table:style-name="Tableau1.3">
          <table:table-cell table:style-name="Tableau1.A3" office:value-type="string">
            <text:h text:style-name="P5" text:outline-level="2"><text:span text:style-name="T34">WORK</text:span><text:span text:style-name="T5"> </text:span><text:span text:style-name="T4">Experience</text:span></text:h>
            <text:h text:style-name="P10" text:outline-level="2"/>
            <text:p text:style-name="P11"><text:span text:style-name="T16">Fixed-term contract</text:span>: <text:span text:style-name="T16">November</text:span><text:span text:style-name="T15"> 2022</text:span> — <text:span text:style-name="T16">March</text:span><text:span text:style-name="T15"> 202</text:span><text:span text:style-name="T16">3</text:span></text:p>
            <text:p text:style-name="P8"><text:span text:style-name="Emphasis"><text:span text:style-name="T27">R</text:span></text:span><text:span text:style-name="Emphasis"><text:span text:style-name="T28">&amp;D engineer</text:span></text:span><text:span text:style-name="Emphasis"><text:span text:style-name="T6"> • </text:span></text:span><text:span text:style-name="Emphasis"><text:span text:style-name="T27">Prosecco - INRIA</text:span></text:span><text:span text:style-name="Emphasis"><text:span text:style-name="T6"> • France, Paris</text:span></text:span></text:p>
            <text:p text:style-name="P21">Implemented Coq support for Aeneas, aiming for an idiomatic representation. Includes custom tactics for partial automation.</text:p>
            <text:h text:style-name="P10" text:outline-level="2"/>
            <text:p text:style-name="P11"><text:span text:style-name="T16">Internship</text:span>: <text:span text:style-name="T16">May</text:span><text:span text:style-name="T15"> 2022</text:span> — <text:span text:style-name="T15">Septemb</text:span><text:span text:style-name="T16">er</text:span><text:span text:style-name="T15"> 2022</text:span></text:p>
            <text:p text:style-name="P8"><text:span text:style-name="Emphasis"><text:span text:style-name="T27">R</text:span></text:span><text:span text:style-name="Emphasis"><text:span text:style-name="T28">&amp;D intern</text:span></text:span><text:span text:style-name="Emphasis"><text:span text:style-name="T6"> • </text:span></text:span><text:span text:style-name="Emphasis"><text:span text:style-name="T27">Prosecco - INRIA</text:span></text:span><text:span text:style-name="Emphasis"><text:span text:style-name="T6"> • France, Paris</text:span></text:span></text:p>
            <text:p text:style-name="P15"><text:span text:style-name="T18">Worked on Aeneas, a framework translating safe Rust programs into a proof assistant</text:span>:</text:p>
            <text:list xml:id="list804714226" text:style-name="WWNum10">
              <text:list-item>
                <text:p text:style-name="P23">I<text:span text:style-name="T35">mplementing support for global variables</text:span></text:p>
              </text:list-item>
              <text:list-item>
                <text:p text:style-name="P24">Refactoring the Rust compilator plugin</text:p>
              </text:list-item>
              <text:list-item>
                <text:p text:style-name="P24">Elaborating a join operation, a first step towards translating loops</text:p>
              </text:list-item>
            </text:list>
            <text:h text:style-name="P9" text:outline-level="2"/>
            <text:p text:style-name="P6"><text:span text:style-name="T9">Permanent contract: </text:span><text:span text:style-name="T6">A</text:span><text:span text:style-name="T8">p</text:span><text:span text:style-name="T6">ril 2019 — </text:span><text:span text:style-name="T23">August</text:span><text:span text:style-name="T20"> </text:span><text:span text:style-name="T14">2021</text:span></text:p>
            <text:p text:style-name="P7"><text:span text:style-name="Emphasis"><text:span text:style-name="T9">C++ R&amp;D engineer</text:span></text:span><text:span text:style-name="Emphasis"><text:span text:style-name="T6"> • QuasarDB • France, Paris</text:span></text:span></text:p>
            <text:list xml:id="list232801475676021" text:continue-numbering="true" text:style-name="WWNum10">
              <text:list-item>
                <text:p text:style-name="P27"><text:span text:style-name="T2">Added</text:span> <text:span text:style-name="T2">features</text:span> into the database <text:span text:style-name="T13">query</text:span><text:span text:style-name="T12"> langage, proposed &amp; worked on a redesign of the query engine, based on a new DSL adapted to carry operations on the distributed database.</text:span></text:p>
              </text:list-item>
              <text:list-item>
                <text:p text:style-name="P25">Improved performances on critical paths, such as the serialization protocol.</text:p>
              </text:list-item>
              <text:list-item>
                <text:p text:style-name="P25">Proposed &amp; implement some changes about the internal architecture, such as the handling of objects created by the client API.</text:p>
              </text:list-item>
              <text:list-item>
                <text:p text:style-name="P25">Created a tool used to clone a cluster, allowing it to progress &amp; keep a coherent state despite being interrupted then restarted.</text:p>
              </text:list-item>
            </text:list>
            <text:p text:style-name="P17"/>
            <text:p text:style-name="P14"><text:span text:style-name="T22">Internship</text:span>: Octob<text:span text:style-name="T33">er</text:span> 2018 — Mar<text:span text:style-name="T33">ch</text:span> 2019</text:p>
            <text:p text:style-name="P7"><text:span text:style-name="Emphasis"><text:span text:style-name="T6">C++ </text:span></text:span><text:span text:style-name="Emphasis"><text:span text:style-name="T28">programmer</text:span></text:span><text:span text:style-name="Emphasis"><text:span text:style-name="T6"> • QuasarDB • France, Paris</text:span></text:span></text:p>
            <text:p text:style-name="P13"><text:span text:style-name="T17">Improved a high-speed CSV ingestion tool for the company database </text:span>:</text:p>
            <text:list xml:id="list232802957867401" text:continue-numbering="true" text:style-name="WWNum10">
              <text:list-item>
                <text:p text:style-name="P26">Changed the tool global architecture</text:p>
              </text:list-item>
              <text:list-item>
                <text:p text:style-name="P26">Added benchmarks</text:p>
              </text:list-item>
              <text:list-item>
                <text:p text:style-name="P26">Improved the performances <text:span text:style-name="T33">about parsing the CSV</text:span></text:p>
              </text:list-item>
              <text:list-item>
                <text:p text:style-name="P28">Added capabilities to autofill or interactively ask about the missing parts of the CSV format</text:p>
              </text:list-item>
            </text:list>
            <text:p text:style-name="P18"/>
            <text:p text:style-name="P12"><text:span text:style-name="T22">Internship</text:span>: <text:span text:style-name="T22">June</text:span> 2017 — <text:span text:style-name="T22">July</text:span> 2017</text:p>
            <text:p text:style-name="P7"><text:span text:style-name="Emphasis"><text:span text:style-name="T6">C# </text:span></text:span><text:span text:style-name="Emphasis"><text:span text:style-name="T7">Internship</text:span></text:span><text:span text:style-name="Emphasis"><text:span text:style-name="T6"> • Zenidoc • France, Marseille</text:span></text:span></text:p>
            <text:p text:style-name="P13"><text:span text:style-name="T17">Developped multiple </text:span>C# <text:span text:style-name="T32">applications</text:span>, <text:span text:style-name="T17">including a </text:span>COM <text:span text:style-name="T32">server and </text:span><text:span text:style-name="T17">graphical interfaces</text:span>.</text:p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 table:style-name="Tableau1.4">
          <table:table-cell table:style-name="Tableau1.A3" office:value-type="string">
            <text:h text:style-name="P20" text:outline-level="2">EDUCATION</text:h>
            <text:p text:style-name="P19"/>
            <text:p text:style-name="P6"><text:span text:style-name="T6">2021 — </text:span><text:span text:style-name="T21">2022</text:span></text:p>
            <text:p text:style-name="P7"><text:span text:style-name="Emphasis"><text:span text:style-name="T25">Mathematical logic &amp; computer science master (LMFI)</text:span></text:span><text:span text:style-name="Emphasis"><text:span text:style-name="T6"> • Université de Paris • </text:span></text:span><text:span text:style-name="Emphasis"><text:span text:style-name="T24">Paris</text:span></text:span><text:span text:style-name="Emphasis"><text:span text:style-name="T6">, France</text:span></text:span></text:p>
            <text:h text:style-name="P22" text:outline-level="2"><text:span text:style-name="T10">Formal verification</text:span><text:span text:style-name="T29">, </text:span><text:span text:style-name="T10">type theory</text:span><text:span text:style-name="T30">, </text:span><text:span text:style-name="T10">calculability</text:span><text:span text:style-name="T29">, </text:span><text:span text:style-name="T10">set theory, model theory, </text:span><text:span text:style-name="T11">category theory</text:span><text:span text:style-name="T31">.<text:line-break/></text:span></text:h>
            <text:p text:style-name="P12">2017 — 2018</text:p>
            <text:p text:style-name="P7"><text:span text:style-name="Emphasis"><text:span text:style-name="T7">Computer science </text:span></text:span><text:span text:style-name="Emphasis"><text:span text:style-name="T26">m</text:span></text:span><text:span text:style-name="Emphasis"><text:span text:style-name="T6">aster • UQAC • Université du Québec à Chicoutimi, Canada</text:span></text:span></text:p>
            <text:p text:style-name="P13"><text:span text:style-name="T17">Distributed databases</text:span>, <text:span text:style-name="T17">data mining</text:span>, <text:span text:style-name="T17">game engines conception</text:span>.</text:p>
            <text:p text:style-name="P19"/>
            <text:p text:style-name="P12">2015 — 2017</text:p>
            <text:p text:style-name="P7"><text:span text:style-name="Emphasis"><text:span text:style-name="T26">Computer science engineer</text:span></text:span><text:span text:style-name="Emphasis"><text:span text:style-name="T6"> • Polytech’ Marseille • Université d’Aix-Marseille, France</text:span></text:span></text:p>
            <text:p text:style-name="P13">Algorithm<text:span text:style-name="T32">s</text:span>, <text:span text:style-name="T32">distributed programming</text:span>, <text:span text:style-name="T17">network</text:span>, <text:span text:style-name="T17">graphics programming,</text:span> optimisation.</text:p>
            <text:p text:style-name="P19"/>
            <text:p text:style-name="P12">2013 — 2015</text:p>
            <text:p text:style-name="P7"><text:span text:style-name="Emphasis"><text:span text:style-name="T26">Preparatory School to Grandes Ecoles</text:span></text:span><text:span text:style-name="Emphasis"><text:span text:style-name="T6"> • Lycée Schweitzer • Mulhouse, France</text:span></text:span></text:p>
            <text:p text:style-name="P7"><text:span text:style-name="T19">Majoring in maths &amp; physics, with computer science in option</text:span><text:span text:style-name="T6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9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SmallText" style:family="paragraph" style:parent-style-name="Standard" style:next-style-name="Standard" style:default-outline-level="">
      <style:text-properties fo:color="#404040" loext:opacity="100%" fo:font-size="10pt" fo:font-style="italic" style:font-size-asian="10pt" style:font-style-asian="italic" style:font-size-complex="12pt"/>
    </style:style>
    <style:style style:name="TextRight" style:family="paragraph" style:parent-style-name="Standard" style:next-style-name="Standard" style:default-outline-level="">
      <style:paragraph-properties fo:line-height="120%"/>
      <style:text-properties fo:color="#404040" loext:opacity="100%" fo:font-size="11pt" style:font-size-asian="11pt" style:font-name-complex="Times New Roman (Body CS)" style:font-family-complex="'Times New Roman (Body CS)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macro_20_Car" style:display-name="Texte de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re_20_Car" style:display-name="Titre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Titre_20_1_20_Car" style:display-name="Titre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Titre_20_4_20_Car" style:display-name="Titre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ous-titre_20_Car" style:display-name="Sous-titre Car" style:family="text" style:parent-style-name="Default_20_Paragraph_20_Font">
      <style:text-properties fo:color="#5a5a5a" loext:opacity="100%" style:font-name-asian="Calibri1" style:font-family-asian="Calibri" style:font-family-generic-asian="system" style:font-pitch-asian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Titre_20_7_20_Car" style:display-name="Titre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Formule_20_de_20_politesse_20_Car" style:display-name="Formule de politesse Car" style:family="text" style:parent-style-name="Default_20_Paragraph_20_Font"/>
    <style:style style:name="Date_20_Car" style:display-name="Date Car" style:family="text" style:parent-style-name="Default_20_Paragraph_20_Font"/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En-tête_20_de_20_message_20_Car" style:display-name="En-tête de messag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Emphasis" style:family="text">
      <style:text-properties fo:color="#7e314c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color="#1d824c" loext:opacity="100%" fo:font-size="12pt" style:font-size-asian="12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color="#1d824c" loext:opacity="100%" fo:font-size="12pt" style:font-size-asian="12pt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1d824c" loext:opacity="100%" fo:font-size="12pt" style:font-size-asian="12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1pt" style:font-size-asian="11pt"/>
    </style:style>
    <style:style style:name="ListLabel_20_12" style:display-name="ListLabel 12" style:family="text">
      <style:text-properties fo:color="#1d824c" loext:opacity="100%" fo:font-size="11pt" style:font-size-asian="11pt"/>
    </style:style>
    <style:style style:name="ListLabel_20_13" style:display-name="ListLabel 13" style:family="text">
      <style:text-properties fo:color="#1d824c" loext:opacity="100%" fo:font-size="11pt" style:font-size-asian="11pt"/>
    </style:style>
    <style:style style:name="ListLabel_20_14" style:display-name="ListLabel 14" style:family="text">
      <style:text-properties fo:color="#1d824c" loext:opacity="100%" fo:font-size="11pt" style:font-size-asian="11pt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loext:num-list-format="%3%)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2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1" svg:x1="-0.196cm" svg:y1="4.831cm" svg:x2="21.784cm" svg:y2="4.835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4:29:00</meta:creation-date>
    <dc:language>fr-FR</dc:language>
    <dc:date>2023-02-28T23:28:01.073000000</dc:date>
    <meta:editing-cycles>11</meta:editing-cycles>
    <meta:editing-duration>PT26M44S</meta:editing-duration>
    <meta:generator>LibreOffice/7.2.2.2$Windows_X86_64 LibreOffice_project/02b2acce88a210515b4a5bb2e46cbfb63fe97d56</meta:generator>
    <meta:document-statistic meta:table-count="1" meta:image-count="0" meta:object-count="0" meta:page-count="2" meta:paragraph-count="42" meta:word-count="361" meta:character-count="2408" meta:non-whitespace-character-count="2090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